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354e4" officeooo:paragraph-rsid="000354e4"/>
    </style:style>
    <style:style style:name="P3" style:family="paragraph" style:parent-style-name="Standard">
      <style:text-properties officeooo:paragraph-rsid="000354e4"/>
    </style:style>
    <style:style style:name="P4" style:family="paragraph" style:parent-style-name="Standard">
      <style:text-properties fo:font-weight="bold" officeooo:rsid="000354e4" officeooo:paragraph-rsid="000354e4" style:font-weight-asian="bold" style:font-weight-complex="bold"/>
    </style:style>
    <style:style style:name="P5" style:family="paragraph" style:parent-style-name="Standard">
      <style:text-properties fo:font-size="12pt" officeooo:rsid="000354e4" officeooo:paragraph-rsid="000354e4" style:font-size-asian="12pt" style:font-size-complex="12pt"/>
    </style:style>
    <style:style style:name="P6" style:family="paragraph" style:parent-style-name="Standard">
      <style:text-properties fo:font-size="12pt" officeooo:rsid="000356e1" officeooo:paragraph-rsid="000356e1" style:font-size-asian="12pt" style:font-size-complex="12pt"/>
    </style:style>
    <style:style style:name="P7" style:family="paragraph" style:parent-style-name="Standard">
      <style:text-properties fo:font-size="12pt" officeooo:rsid="0003c5b6" officeooo:paragraph-rsid="0003c5b6" style:font-size-asian="12pt" style:font-size-complex="12pt"/>
    </style:style>
    <style:style style:name="P8" style:family="paragraph" style:parent-style-name="Standard">
      <style:text-properties fo:font-size="12pt" officeooo:rsid="00047bf0" officeooo:paragraph-rsid="00047bf0" style:font-size-asian="12pt" style:font-size-complex="12pt"/>
    </style:style>
    <style:style style:name="P9" style:family="paragraph" style:parent-style-name="Standard">
      <style:text-properties fo:font-size="12pt" fo:font-weight="bold" officeooo:rsid="00047bf0" officeooo:paragraph-rsid="00047bf0" style:font-size-asian="12pt" style:font-weight-asian="bold" style:font-size-complex="12pt" style:font-weight-complex="bold"/>
    </style:style>
    <style:style style:name="P10" style:family="paragraph" style:parent-style-name="Standard">
      <style:text-properties officeooo:paragraph-rsid="000356e1"/>
    </style:style>
    <style:style style:name="P11" style:family="paragraph" style:parent-style-name="Text_20_body">
      <style:text-properties fo:font-size="12pt" officeooo:rsid="00047bf0" officeooo:paragraph-rsid="00047bf0" style:font-size-asian="12pt" style:font-size-complex="12pt"/>
    </style:style>
    <style:style style:name="P12" style:family="paragraph" style:parent-style-name="Text_20_body">
      <style:text-properties fo:font-size="12pt" officeooo:rsid="0004ec0f" officeooo:paragraph-rsid="0004ec0f" style:font-size-asian="12pt" style:font-size-complex="12pt"/>
    </style:style>
    <style:style style:name="P13" style:family="paragraph" style:parent-style-name="Text_20_body">
      <style:text-properties officeooo:paragraph-rsid="00067147"/>
    </style:style>
    <style:style style:name="P14" style:family="paragraph" style:parent-style-name="Text_20_body">
      <style:text-properties fo:font-weight="bold" officeooo:paragraph-rsid="00067147" style:font-weight-asian="bold" style:font-weight-complex="bold"/>
    </style:style>
    <style:style style:name="P15" style:family="paragraph" style:parent-style-name="Text_20_body">
      <style:text-properties fo:font-weight="bold" officeooo:rsid="00076041" officeooo:paragraph-rsid="00076041" style:font-weight-asian="bold" style:font-weight-complex="bold"/>
    </style:style>
    <style:style style:name="P16" style:family="paragraph" style:parent-style-name="Text_20_body">
      <style:text-properties fo:font-weight="bold" officeooo:rsid="0007e648" officeooo:paragraph-rsid="0007e648" style:font-weight-asian="bold" style:font-weight-complex="bold"/>
    </style:style>
    <style:style style:name="P17" style:family="paragraph" style:parent-style-name="Text_20_body">
      <style:text-properties fo:font-weight="bold" officeooo:rsid="0009e691" officeooo:paragraph-rsid="0009e691" style:font-weight-asian="bold" style:font-weight-complex="bold"/>
    </style:style>
    <style:style style:name="P18" style:family="paragraph" style:parent-style-name="Text_20_body">
      <style:text-properties officeooo:rsid="00067147" officeooo:paragraph-rsid="00067147"/>
    </style:style>
    <style:style style:name="P19" style:family="paragraph" style:parent-style-name="Text_20_body" style:list-style-name="L1">
      <style:paragraph-properties fo:text-align="start" style:justify-single-word="false"/>
    </style:style>
    <style:style style:name="P20" style:family="paragraph" style:parent-style-name="Text_20_body">
      <style:paragraph-properties fo:text-align="start" style:justify-single-word="false"/>
      <style:text-properties officeooo:paragraph-rsid="00076041"/>
    </style:style>
    <style:style style:name="P21" style:family="paragraph" style:parent-style-name="Text_20_body">
      <style:paragraph-properties fo:text-align="start" style:justify-single-word="false"/>
      <style:text-properties officeooo:paragraph-rsid="0007e648"/>
    </style:style>
    <style:style style:name="P22" style:family="paragraph" style:parent-style-name="Text_20_body">
      <style:text-properties officeooo:rsid="0007e648" officeooo:paragraph-rsid="0007e648"/>
    </style:style>
    <style:style style:name="P23" style:family="paragraph" style:parent-style-name="Text_20_body">
      <style:text-properties officeooo:paragraph-rsid="0007e648"/>
    </style:style>
    <style:style style:name="P24" style:family="paragraph" style:parent-style-name="Text_20_body">
      <style:text-properties officeooo:rsid="0009251a" officeooo:paragraph-rsid="0009251a"/>
    </style:style>
    <style:style style:name="P25" style:family="paragraph" style:parent-style-name="Text_20_body" style:list-style-name="L1">
      <style:paragraph-properties fo:margin-top="0cm" fo:margin-bottom="0cm" loext:contextual-spacing="false" fo:text-align="start" style:justify-single-word="false"/>
    </style:style>
    <style:style style:name="T1" style:family="text">
      <style:text-properties officeooo:rsid="000354e4"/>
    </style:style>
    <style:style style:name="T2" style:family="text">
      <style:text-properties fo:font-size="10pt" style:font-size-asian="10pt" style:font-size-complex="10pt"/>
    </style:style>
    <style:style style:name="T3" style:family="text">
      <style:text-properties officeooo:rsid="000356e1"/>
    </style:style>
    <style:style style:name="T4" style:family="text">
      <style:text-properties officeooo:rsid="0003c5b6"/>
    </style:style>
    <style:style style:name="T5" style:family="text">
      <style:text-properties fo:font-variant="normal" fo:text-transform="none" fo:font-style="normal"/>
    </style:style>
    <style:style style:name="T6" style:family="text">
      <style:text-properties fo:font-variant="normal" fo:text-transform="none" fo:font-style="normal" fo:font-weight="normal"/>
    </style:style>
    <style:style style:name="T7" style:family="text">
      <style:text-properties fo:font-variant="normal" fo:text-transform="none" fo:font-style="normal" fo:font-weight="normal" officeooo:rsid="00067147"/>
    </style:style>
    <style:style style:name="T8" style:family="text">
      <style:text-properties fo:font-variant="normal" fo:text-transform="none" fo:font-style="normal" fo:font-weight="normal" officeooo:rsid="0007e648"/>
    </style:style>
    <style:style style:name="T9" style:family="text">
      <style:text-properties fo:font-variant="normal" fo:text-transform="none" fo:font-style="normal" fo:font-weight="normal" officeooo:rsid="0007e648" style:font-weight-asian="normal" style:font-weight-complex="normal"/>
    </style:style>
    <style:style style:name="T10" style:family="text">
      <style:text-properties fo:font-variant="normal" fo:text-transform="none" fo:font-style="normal" fo:font-weight="normal" officeooo:rsid="0009251a"/>
    </style:style>
    <style:style style:name="T11" style:family="text">
      <style:text-properties fo:font-variant="normal" fo:text-transform="none" fo:font-style="normal" fo:font-weight="bold" style:font-weight-asian="bold" style:font-weight-complex="bold"/>
    </style:style>
    <style:style style:name="T12" style:family="text">
      <style:text-properties fo:font-variant="normal" fo:text-transform="none" fo:font-style="normal" fo:font-weight="bold" officeooo:rsid="0007e648" style:font-weight-asian="bold" style:font-weight-complex="bold"/>
    </style:style>
    <style:style style:name="T13" style:family="text">
      <style:text-properties fo:font-variant="normal" fo:text-transform="none" fo:font-style="normal" fo:font-weight="bold" officeooo:rsid="0007e648" style:font-weight-asian="normal" style:font-weight-complex="normal"/>
    </style:style>
    <style:style style:name="T14" style:family="text">
      <style:text-properties fo:font-variant="normal" fo:text-transform="none" fo:font-style="normal" officeooo:rsid="0007e648"/>
    </style:style>
    <style:style style:name="T15" style:family="text">
      <style:text-properties fo:font-variant="normal" fo:text-transform="none" fo:font-size="12pt" fo:font-style="normal" fo:font-weight="normal" officeooo:rsid="00067147" style:font-size-asian="12pt" style:font-size-complex="12pt"/>
    </style:style>
    <style:style style:name="T16" style:family="text">
      <style:text-properties fo:font-variant="normal" fo:text-transform="none" fo:font-size="12pt" fo:font-style="normal" officeooo:rsid="00067147" style:font-size-asian="12pt" style:font-size-complex="12pt"/>
    </style:style>
    <style:style style:name="T17" style:family="text">
      <style:text-properties officeooo:rsid="00067147"/>
    </style:style>
    <style:style style:name="T18" style:family="text">
      <style:text-properties officeooo:rsid="00076041"/>
    </style:style>
    <style:style style:name="T19" style:family="text">
      <style:text-properties fo:font-weight="bold"/>
    </style:style>
    <style:style style:name="T20" style:family="text">
      <style:text-properties fo:font-weight="bold" officeooo:rsid="00076041" style:font-weight-asian="bold" style:font-weight-complex="bold"/>
    </style:style>
    <text:list-style style:name="L1">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uestion-15</text:p>
      <text:p text:style-name="P2"/>
      <text:p text:style-name="P3"><text:span text:style-name="T1">a.) </text:span><text:span text:style-name="T3">Address in binary</text:span><text:span text:style-name="T1"> – </text:span>11000000.10101000.00000001.11111110</text:p>
      <text:p text:style-name="P2"><text:tab/><text:span text:style-name="T3">starting bit is 110 which is class C. </text:span></text:p>
      <text:p text:style-name="P10"><text:span text:style-name="T3">The subnet mask for class C, IP Address is </text:span>255.255.255.0</text:p>
      <text:p text:style-name="P10"><text:span text:style-name="T3"><text:s/></text:span></text:p>
      <text:p text:style-name="P2">b.) 192.168.1.254 </text:p>
      <text:p text:style-name="P2"><text:tab/>Converting the numbers 192,168,1,254 into 8 bits binary numbers from decimal form we get,</text:p>
      <text:p text:style-name="P2"/>
      <text:p text:style-name="P2"><text:tab/>(192)<text:span text:style-name="T2">10</text:span> <text:s text:c="7"/>= <text:s text:c="2"/>( 11000000 )<text:span text:style-name="T2">2</text:span></text:p>
      <text:p text:style-name="P2"><text:tab/>(168)<text:span text:style-name="T2">10 <text:s text:c="7"/></text:span><text:s/>= <text:s text:c="2"/>( <text:s/>10101000 )<text:span text:style-name="T2">2</text:span></text:p>
      <text:p text:style-name="P2"><text:tab/>(1)<text:span text:style-name="T2">10 <text:s text:c="13"/></text:span>= <text:s text:c="2"/>( 00000001)<text:span text:style-name="T2">2</text:span></text:p>
      <text:p text:style-name="P2"><text:tab/>(254)<text:span text:style-name="T2">10</text:span> <text:s text:c="6"/>= <text:s text:c="3"/>( 1111110)<text:span text:style-name="T2">2</text:span></text:p>
      <text:p text:style-name="P2"><text:span text:style-name="T2"/></text:p>
      <text:p text:style-name="P5">the subnet mask is <text:s/>11000000.10101000.00000001.11111110</text:p>
      <text:p text:style-name="P5"/>
      <text:p text:style-name="P6">c.) The base IP address is 192.168.1.<text:span text:style-name="T4">254/26</text:span></text:p>
      <text:p text:style-name="P6"/>
      <text:p text:style-name="P6"><text:s/><text:span text:style-name="T4">here 26 is netmask meaning the sum of the total of the binary 1’s in the IP address.</text:span></text:p>
      <text:p text:style-name="P6"/>
      <text:p text:style-name="P6"><text:tab/><text:span text:style-name="T4">Address – 255.255.255.xxx = 11111111.11111111.11111111.xxx</text:span></text:p>
      <text:p text:style-name="P7">sum unril now is 24, but we need 26 so we need only 2 now</text:p>
      <text:p text:style-name="P7">xxx = 11000000</text:p>
      <text:p text:style-name="P7">xxx in decimal is 192.</text:p>
      <text:p text:style-name="P7">so the subnet mask is now 255.255.255.192.</text:p>
      <text:p text:style-name="P7">so we have the choice of choosing hosts from 255.255.255.193 to 255.255.255.255.</text:p>
      <text:p text:style-name="P7">Total we have 62 hosts. </text:p>
      <text:p text:style-name="P7"/>
      <text:p text:style-name="P7"/>
      <text:p text:style-name="P9">Question-11</text:p>
      <text:p text:style-name="P8"/>
      <text:p text:style-name="P11"><text:span text:style-name="T6">a.) In a bus topology the clients are usually connected to each other. I believe in the early days of networking they essentially connected 1 coaxial cable that was half duplex to all the computers in the network and so all data packets have to travel on that one cable. The cable can only handle one client transmitting at any time. If more than one client put a packet on the cable at the same time then a collision occurs because of signal interference. This one coaxial cable creates what’s called a collision domain with all those clients belonging to it. So, collisions occur.</text:span></text:p>
      <text:p text:style-name="P12"><text:span text:style-name="T6">b.) In the scenario, 20 host computers are connected to eachother via a bus topology with 10 hosts on either side. In this scenario, the bandwidth is shared among the nodes equally i.e, they get a bandwodth of 10mbps divided by 20 hosts which is equal to 0.5mbps. The throughput will be even less depending on the signals and the collisions taking place.</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oft-page-break/><text:span text:style-name="T6"/></text:p>
      <text:p text:style-name="P14"><text:span text:style-name="T16">Question-14</text:span></text:p>
      <text:p text:style-name="P13"><text:span text:style-name="T15">a.) </text:span><text:span text:style-name="T6">The HTTP protocol is based on a request/response paradigm. </text:span><text:span text:style-name="T7">The</text:span><text:span text:style-name="T6"> client establishes connection with a server and sends a request to the server in the form of a request method, URI, and protocol version, followed by a MIME-like message containing request modifiers, client information, and possible body content. The server responds with a status line, including the message's protocol version and a success or error code, followed by a MIME-like message containing server information, entity metainformation, and possible body content. </text:span></text:p>
      <text:p text:style-name="P13"><text:span text:style-name="T7">b.) </text:span><text:span text:style-name="T6">Most HTTP communication is initiated by a user agent and consists of a request to be applied to a resource on some origin server. In the simplest case, this may be accomplished via a single connection (v) between the user agent (UA) and the origin server (O). </text:span></text:p>
      <text:p text:style-name="Preformatted_20_Text"><text:s text:c="10"/>request chain <text:span text:style-name="T17">( Client)</text:span> ------------------------&gt;</text:p>
      <text:p text:style-name="Preformatted_20_Text"><text:s text:c="7"/>UA -------------------v------------------- O</text:p>
      <text:p text:style-name="P1"><text:s text:c="10"/>&lt;----------------------- response chain <text:span text:style-name="T17">(Google Server)</text:span></text:p>
      <text:p text:style-name="Text_20_body"><text:span text:style-name="T17">c.) </text:span><text:a xlink:type="simple" xlink:href="https://developer.mozilla.org/en-US/docs/Web/HTTP/Headers" text:style-name="Internet_20_link" text:visited-style-name="Visited_20_Internet_20_Link">HTTP headers</text:a> make th<text:span text:style-name="T18">e</text:span> protocol easy to extend and experiment with. New functionality can even be introduced by a simple agreement between a client and a server about a new header's semantics. HTTP messages can be read and understood by humans, providing easier testing for developers, and reduced complexity for newcomers.</text:p>
      <text:p text:style-name="Text_20_body"/>
      <text:p text:style-name="P15"><text:bookmark text:name="HTTP_is_extensible"/>Question-13</text:p>
      <text:p text:style-name="Text_20_body"><text:span text:style-name="T19">Network delay</text:span> is a design and performance characteristic of <text:span text:style-name="T18">the network</text:span>. It specifies the <text:span text:style-name="T18">latency</text:span> for a bit of data to travel across the network from one <text:span text:style-name="T18">node </text:span>to another. It is typically measured in multiples or fractions of a second. Delay may differ slightly, depending on the location of the specific pair of communicating endpoints. Engineers usually report both the maximum and average delay, and they divide the delay into several parts: </text:p>
      <text:list xml:id="list4046296027" text:style-name="L1">
        <text:list-item>
          <text:p text:style-name="P25"><text:span text:style-name="T18">Processing Delay - </text:span>time it takes a router to process the packet header </text:p>
        </text:list-item>
        <text:list-item>
          <text:p text:style-name="P25"><text:span text:style-name="T18">Queing Delay - <text:s/></text:span>time the packet spends in routing queues </text:p>
        </text:list-item>
        <text:list-item>
          <text:p text:style-name="P25"><text:span text:style-name="T18">Transmission Delay - </text:span>time it takes to push the packet's bits onto the link </text:p>
        </text:list-item>
        <text:list-item>
          <text:p text:style-name="P19"><text:span text:style-name="T18">Propagation Delay - </text:span>time for a signal to reach its destination</text:p>
        </text:list-item>
      </text:list>
      <text:p text:style-name="P20"><text:span text:style-name="T20">Processing Delay</text:span><text:span text:style-name="T18"> - </text:span>During processing of a packet, routers may check for bit-level errors in the packet that occurred during transmission as well as determining where the packet's next destination is. Processing delays in high-speed routers are typically on the order of microseconds or less. </text:p>
      <text:p text:style-name="P18"><text:span text:style-name="T12">Q</text:span><text:span text:style-name="T11">ueuing </text:span><text:span text:style-name="T12">D</text:span><text:span text:style-name="T11">elay</text:span><text:span text:style-name="T6"> - is the time between the completion of signaling by the call originator and the arrival of a ringing signal at the call receiver. Queuing delay may be caused by delays at the originating switch, intermediate switches, or the call receiver servicing switch.</text:span></text:p>
      <text:p text:style-name="P23"><text:span text:style-name="T12">Transmission Delay </text:span><text:span text:style-name="T8">- </text:span><text:span text:style-name="T6">is the amount of time required to push all the packet's bits into the wire. In other words, this is the delay caused by the data-rate of the link. </text:span><text:span text:style-name="T8">It</text:span> is a function of the packet's length and has nothing to do with the distance between the two nodes.</text:p>
      <text:p text:style-name="P21"><text:soft-page-break/><text:span text:style-name="T20">Propagation Delay</text:span><text:span text:style-name="T18"> - </text:span>is the length of time taken for a signal to reach its destination. It can relate to <text:a xlink:type="simple" xlink:href="https://en.wikipedia.org/wiki/Computer_network" text:style-name="Internet_20_link" text:visited-style-name="Visited_20_Internet_20_Link">networking</text:a>, <text:a xlink:type="simple" xlink:href="https://en.wikipedia.org/wiki/Electronics" text:style-name="Internet_20_link" text:visited-style-name="Visited_20_Internet_20_Link">electronics</text:a> or <text:a xlink:type="simple" xlink:href="https://en.wikipedia.org/wiki/Physics" text:style-name="Internet_20_link" text:visited-style-name="Visited_20_Internet_20_Link">physics</text:a>. Hold time is the minimum interval required for the logic level to remain on the input after triggering edge of the clock pulse. </text:p>
      <text:p text:style-name="P22"><text:span text:style-name="T6"/></text:p>
      <text:p text:style-name="P16"><text:span text:style-name="T5">Question-12</text:span></text:p>
      <text:p text:style-name="P23"><text:span text:style-name="T9">a.) In </text:span><text:a xlink:type="simple" xlink:href="https://en.wikipedia.org/wiki/Cryptography" text:style-name="Internet_20_link" text:visited-style-name="Visited_20_Internet_20_Link"><text:span text:style-name="T9">cryptography</text:span></text:a><text:span text:style-name="T9">, <text:s/></text:span><text:span text:style-name="T5">to confirm that the message came from the stated sender (its authenticity) and has not been changed, </text:span><text:span text:style-name="T9">a </text:span><text:span text:style-name="T13">message authentication code</text:span><text:span text:style-name="T9"> (</text:span><text:span text:style-name="T13">MAC</text:span><text:span text:style-name="T9">)</text:span><text:span text:style-name="T5"> <text:s/></text:span><text:span text:style-name="T14">is used. MACs differ from </text:span><text:a xlink:type="simple" xlink:href="https://en.wikipedia.org/wiki/Digital_signature" text:style-name="Internet_20_link" text:visited-style-name="Visited_20_Internet_20_Link"><text:span text:style-name="T14">digital signatures</text:span></text:a><text:span text:style-name="T14"> as MAC values are both generated and verified using the same secret key( only sender and receiver is supposed have this ). This implies that the sender and receiver of a message must agree on the same key before initiating communications, as is the case with </text:span><text:a xlink:type="simple" xlink:href="https://en.wikipedia.org/wiki/Symmetric_encryption" text:style-name="Internet_20_link" text:visited-style-name="Visited_20_Internet_20_Link"><text:span text:style-name="T14">symmetric encryption</text:span></text:a><text:span text:style-name="T14">. Hence <text:s/>the symmetric encryption.</text:span></text:p>
      <text:p text:style-name="P22"><text:span text:style-name="T6">b.) To validate the MAC, we need the secret </text:span><text:span text:style-name="T10">key to validate the mac. Without it we cannot do so. And so we have a successful authentication to encrypt the message.</text:span></text:p>
      <text:p text:style-name="P24"><text:span text:style-name="T6">c.) If the MAC is successfully verified, then a certificate will be generated that the source can be trusted by the receiver. The certificate of trust is a must along with the secret key for decryption.</text:span></text:p>
      <text:p text:style-name="P24"><text:span text:style-name="T6">There are two assumptions made always while trusting a source. </text:span></text:p>
      <text:p text:style-name="P24"><text:span text:style-name="T6"><text:tab/>i.) Firstly, the sources are divided into two states, secure and insecure.</text:span></text:p>
      <text:p text:style-name="P24"><text:span text:style-name="T6"><text:tab/>ii.) Secondly, it is ensured that the system sjould not go into insecure state.</text:span></text:p>
      <text:p text:style-name="P24"><text:span text:style-name="T6">These two assumptions are must and ensure that no harm arises to the reciever. And with these, the validated MAC is trusted as a trusted source to receive and send data.</text:span></text:p>
      <text:p text:style-name="P24"><text:span text:style-name="T6"/></text:p>
      <text:p text:style-name="P17"><text:span text:style-name="T5">MCQ</text:span></text:p>
      <text:p text:style-name="P17"><text:span text:style-name="T5">10 - option-4</text:span></text:p>
      <text:p text:style-name="P17"><text:span text:style-name="T5">9 - option-3</text:span></text:p>
      <text:p text:style-name="P17"><text:span text:style-name="T5">8 - option-4 </text:span></text:p>
      <text:p text:style-name="P17"><text:span text:style-name="T5">5 - option 4</text:span></text:p>
      <text:p text:style-name="P17"><text:span text:style-name="T5">7 - option -1</text:span></text:p>
      <text:p text:style-name="P17"><text:span text:style-name="T5">6 - option -3</text:span></text:p>
      <text:p text:style-name="P17"><text:span text:style-name="T5">4 - option -3</text:span></text:p>
      <text:p text:style-name="P17"><text:span text:style-name="T5">3 - option -4</text:span></text:p>
      <text:p text:style-name="P17"><text:span text:style-name="T5">2 - option -4</text:span></text:p>
      <text:p text:style-name="P17"><text:span text:style-name="T5">1 - option-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8:31:09.734211266</meta:creation-date>
    <dc:date>2020-10-16T11:21:35.321399490</dc:date>
    <meta:editing-duration>PT1H7M53S</meta:editing-duration>
    <meta:editing-cycles>1</meta:editing-cycles>
    <meta:document-statistic meta:table-count="0" meta:image-count="0" meta:object-count="0" meta:page-count="3" meta:paragraph-count="60" meta:word-count="1075" meta:character-count="6387" meta:non-whitespace-character-count="5275"/>
    <meta:generator>LibreOffice/6.4.6.2$Linux_X86_64 LibreOffice_project/40$Build-2</meta:generator>
  </office:meta>
</office:document-meta>
</file>